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244in" fo:break-before="auto" style:use-optimal-row-height="false"/>
    </style:style>
    <style:style style:name="ro8" style:family="table-row">
      <style:table-row-properties style:row-height="0.2311in" fo:break-before="auto" style:use-optimal-row-height="true"/>
    </style:style>
    <style:style style:name="ro9" style:family="table-row">
      <style:table-row-properties style:row-height="0.1783in" fo:break-before="auto" style:use-optimal-row-height="false"/>
    </style:style>
    <style:style style:name="ro10" style:family="table-row">
      <style:table-row-properties style:row-height="0.2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able-cell-properties fo:background-color="#ccccff" fo:border="0.0071in solid #000000"/>
      <style:text-properties style:font-name="Verdana" fo:font-size="12pt"/>
    </style:style>
    <style:style style:name="ce14" style:family="table-cell" style:parent-style-name="Default">
      <style:text-properties style:font-name="Verdana" fo:font-size="12pt"/>
    </style:style>
    <style:style style:name="ce15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6" style:family="table-cell" style:parent-style-name="Default">
      <style:table-cell-properties fo:border="0.0071in solid #000000" style:vertical-align="top"/>
      <style:text-properties style:font-name="Verdana" fo:font-size="12pt"/>
    </style:style>
    <style:style style:name="ce17" style:family="table-cell" style:parent-style-name="Default">
      <style:table-cell-properties fo:background-color="#ccccff" fo:border="0.0071in solid #000000" style:vertical-align="top"/>
      <style:text-properties style:font-name="Verdana" fo:font-size="12pt"/>
    </style:style>
    <style:style style:name="ce18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9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20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21" style:family="table-cell" style:parent-style-name="Default">
      <style:text-properties fo:font-weight="bold"/>
    </style:style>
    <style:style style:name="ce22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3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5" style:family="table-cell" style:parent-style-name="Default">
      <style:text-properties style:font-name="Verdana" fo:font-size="12pt" fo:font-weight="bold"/>
    </style:style>
    <style:style style:name="ce26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Verdana" fo:font-size="12pt"/>
    </style:style>
    <style:style style:name="ce2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28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9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3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Verdana" fo:font-size="12pt"/>
    </style:style>
    <style:style style:name="ce31" style:family="table-cell" style:parent-style-name="Default">
      <style:table-cell-properties fo:wrap-option="wrap" fo:border="0.0071in solid #000000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ource Distribution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52" table:default-cell-style-name="ce14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27" office:value-type="string" table:number-columns-spanned="2" table:number-rows-spanned="1">
            <text:p>18.09.2007</text:p>
          </table:table-cell>
          <table:covered-table-cell table:style-name="ce18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8" office:value-type="string" table:number-columns-spanned="2" table:number-rows-spanned="1">
            <text:p>Evanthika Amarasiri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8" office:value-type="string" table:number-columns-spanned="2" table:number-rows-spanned="1">
            <text:p>Windows XP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8" office:value-type="string" table:number-columns-spanned="2" table:number-rows-spanned="1">
            <text:p>Source</text:p>
          </table:table-cell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8" office:value-type="string" table:number-columns-spanned="2" table:number-rows-spanned="1">
            <text:p>Simple Axis Server</text:p>
          </table:table-cell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9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20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31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6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guththila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8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3"/>
            <table:table-cell table:number-columns-repeated="252"/>
          </table:table-row>
          <table:table-row table:style-name="ro8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 office:value-type="string">
              <text:p>P</text:p>
            </table:table-cell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ss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8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8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Enable libcurl ( N/A for Binary)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style-name="ce26"/>
            <table:table-cell table:style-name="ce30"/>
            <table:covered-table-cell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Flicker</text:p>
            </table:table-cell>
            <table:table-cell table:style-name="ce22"/>
            <table:table-cell table:style-name="ce2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Trader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3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echo_rest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rest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echo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office:value-type="string">
              <text:p>flicker_soap_photo_search</text:p>
            </table:table-cell>
            <table:table-cell table:style-name="ce22"/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3"/>
            <table:covered-table-cell table:style-name="ce5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Apache</text:p>
          </table:table-cell>
          <table:covered-table-cell table:number-columns-repeated="3" table:style-name="ce25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8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22" office:value-type="string">
              <text:p>P</text:p>
            </table:table-cell>
            <table:table-cell table:style-name="ce28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Trader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7" office:value-type="string" table:number-columns-spanned="4" table:number-rows-spanned="1">
              <text:p>WSClient Samples</text:p>
            </table:table-cell>
            <table:covered-table-cell table:number-columns-repeated="3" table:style-name="ce13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echo_rest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rest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ech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6" office:value-type="string" table:number-columns-spanned="1" table:number-rows-spanned="3">
              <text:p>flicker_soap_photo_search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3" office:value-type="string">
              <text:p>P</text:p>
            </table:table-cell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6"/>
            <table:table-cell table:style-name="ce24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est with IIS 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/>
            <table:table-cell table:style-name="ce28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/>
            <table:table-cell table:style-name="ce28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/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Using Proxy</text:p>
          </table:table-cell>
          <table:covered-table-cell table:number-columns-repeated="3" table:style-name="ce25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/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22" office:value-type="string">
              <text:p>P</text:p>
            </table:table-cell>
            <table:table-cell table:style-name="ce19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3"/>
            <table:table-cell table:style-name="ce20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5" office:value-type="string" table:number-columns-spanned="4" table:number-rows-spanned="1">
            <text:p>Tools</text:p>
          </table:table-cell>
          <table:covered-table-cell table:number-columns-repeated="3" table:style-name="ce21"/>
          <table:table-cell table:style-name="ce25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22" office:value-type="string">
              <text:p>P</text:p>
            </table:table-cell>
            <table:table-cell table:style-name="ce28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3" office:value-type="string">
              <text:p>P</text:p>
            </table:table-cell>
            <table:table-cell table:style-name="ce29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4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09/19/2007</text:date>, <text:time>10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9-19T10:27:44</dc:date>
    <meta:print-date>2006-12-19T10:17:40</meta:print-date>
    <dc:language>en-US</dc:language>
    <meta:editing-cycles>89</meta:editing-cycles>
    <meta:editing-duration>PT23H11M33S</meta:editing-duration>
    <meta:user-defined meta:name="Info 1"/>
    <meta:user-defined meta:name="Info 2"/>
    <meta:user-defined meta:name="Info 3"/>
    <meta:user-defined meta:name="Info 4"/>
    <meta:document-statistic meta:table-count="1" meta:cell-count="321"/>
  </office:meta>
</office:document-meta>
</file>